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9e72" officeooo:paragraph-rsid="00199e72"/>
    </style:style>
    <style:style style:name="P2" style:family="paragraph" style:parent-style-name="Standard">
      <style:text-properties officeooo:rsid="00199e72" officeooo:paragraph-rsid="0019ad35"/>
    </style:style>
    <style:style style:name="P3" style:family="paragraph" style:parent-style-name="Standard">
      <style:text-properties officeooo:rsid="0019ad35" officeooo:paragraph-rsid="001a303e"/>
    </style:style>
    <style:style style:name="P4" style:family="paragraph" style:parent-style-name="Standard">
      <style:text-properties officeooo:rsid="0019ad35" officeooo:paragraph-rsid="001c2f4e"/>
    </style:style>
    <style:style style:name="P5" style:family="paragraph" style:parent-style-name="Standard">
      <style:text-properties officeooo:rsid="001c2f4e" officeooo:paragraph-rsid="001c2f4e"/>
    </style:style>
    <style:style style:name="P6" style:family="paragraph" style:parent-style-name="Standard">
      <style:text-properties officeooo:rsid="001c2f4e" officeooo:paragraph-rsid="001ed48f"/>
    </style:style>
    <style:style style:name="P7" style:family="paragraph" style:parent-style-name="Standard">
      <style:text-properties officeooo:rsid="001ed48f" officeooo:paragraph-rsid="001ed48f"/>
    </style:style>
    <style:style style:name="P8" style:family="paragraph" style:parent-style-name="Standard">
      <style:text-properties officeooo:rsid="00228011" officeooo:paragraph-rsid="001ed48f"/>
    </style:style>
    <style:style style:name="P9" style:family="paragraph" style:parent-style-name="Standard">
      <style:text-properties fo:font-weight="bold" officeooo:rsid="00199e72" officeooo:paragraph-rsid="00199e72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rsid="00199e72" officeooo:paragraph-rsid="00199e72" style:font-weight-asian="bold" style:font-weight-complex="bold"/>
    </style:style>
    <style:style style:name="T1" style:family="text">
      <style:text-properties officeooo:rsid="0019ad35"/>
    </style:style>
    <style:style style:name="T2" style:family="text">
      <style:text-properties officeooo:rsid="001a303e"/>
    </style:style>
    <style:style style:name="T3" style:family="text">
      <style:text-properties officeooo:rsid="001ddcb1"/>
    </style:style>
    <style:style style:name="T4" style:family="text">
      <style:text-properties officeooo:rsid="002280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tab/>ASSIGNMENT <text:span text:style-name="T4">2</text:span></text:p>
      <text:p text:style-name="P9">=================================================================</text:p>
      <text:p text:style-name="P9">Instructions:</text:p>
      <text:list xml:id="list1251439500" text:style-name="L1">
        <text:list-item>
          <text:p text:style-name="P10">Complete These Codes ASAP!</text:p>
        </text:list-item>
        <text:list-item>
          <text:p text:style-name="P10">Ask Group leader For Help If It Is Really Needed.</text:p>
        </text:list-item>
        <text:list-item>
          <text:p text:style-name="P10">Complete This Assignment With Your Class Codes.</text:p>
        </text:list-item>
        <text:list-item>
          <text:p text:style-name="P10">Take necessary inputs from user!</text:p>
        </text:list-item>
      </text:list>
      <text:p text:style-name="P9">=================================================================</text:p>
      <text:p text:style-name="P1"/>
      <text:p text:style-name="P1"/>
      <text:p text:style-name="P1"/>
      <text:p text:style-name="P1">Q1. Take one number from user ranges between 0-9 and print its relative word</text:p>
      <text:p text:style-name="P1"><text:tab/>e.g</text:p>
      <text:p text:style-name="P1"><text:tab/><text:tab/>Input: 5</text:p>
      <text:p text:style-name="P1"><text:tab/><text:tab/>output: Five</text:p>
      <text:p text:style-name="P1">Q2. Write a program which will convert the number into relative week of day</text:p>
      <text:p text:style-name="P1"><text:tab/>e.g</text:p>
      <text:p text:style-name="P1"><text:tab/><text:tab/>Input: 4</text:p>
      <text:p text:style-name="P1"><text:tab/><text:tab/>output: Thursday</text:p>
      <text:p text:style-name="P2">Q3. Take two integer num<text:span text:style-name="T1">bers</text:span> <text:s/>and arthimetic operator from user <text:span text:style-name="T1">annd do the operations on that two values and print it.</text:span></text:p>
      <text:p text:style-name="P2"><text:tab/><text:span text:style-name="T1">e.g</text:span></text:p>
      <text:p text:style-name="P2"><text:tab/><text:tab/><text:span text:style-name="T1">Input:Num1 = <text:s/>2</text:span></text:p>
      <text:p text:style-name="P2"><text:tab/><text:tab/> <text:s text:c="9"/><text:span text:style-name="T1">Num3 = 3</text:span></text:p>
      <text:p text:style-name="P2"><text:tab/><text:tab/> <text:s text:c="9"/><text:span text:style-name="T1">operator = ‘+’</text:span></text:p>
      <text:p text:style-name="P2"><text:tab/><text:tab/><text:span text:style-name="T1">Ouput: 5</text:span></text:p>
      <text:p text:style-name="P3">Q4. <text:span text:style-name="T2">Take a month num</text:span>ber <text:span text:style-name="T2">from user and prints it in word</text:span></text:p>
      <text:p text:style-name="P3"><text:tab/><text:span text:style-name="T2">e.g</text:span></text:p>
      <text:p text:style-name="P3"><text:tab/><text:tab/><text:span text:style-name="T2">Input: 12</text:span></text:p>
      <text:p text:style-name="P3"><text:tab/><text:tab/><text:span text:style-name="T2">Output: December</text:span></text:p>
      <text:p text:style-name="P3"/>
      <text:p text:style-name="P3"/>
      <text:p text:style-name="P4"><text:span text:style-name="T2">Q5.What will <text:s/>be the output and explain it.</text:span></text:p>
      <text:p text:style-name="P4"/>
      <text:p text:style-name="P4"><text:span text:style-name="T2">#include &lt;stdio.h&gt;</text:span> </text:p>
      <text:p text:style-name="P4"/>
      <text:p text:style-name="P5">void main() {</text:p>
      <text:p text:style-name="P5"><text:tab/>int a= 10;</text:p>
      <text:p text:style-name="P5"><text:tab/>switch(a) {</text:p>
      <text:p text:style-name="P5"><text:tab/><text:tab/>case 1: </text:p>
      <text:p text:style-name="P5"><text:tab/><text:tab/><text:tab/>printf(“Hello<text:span text:style-name="T3">\n</text:span>”);</text:p>
      <text:p text:style-name="P5"><text:tab/><text:tab/><text:tab/>break;</text:p>
      <text:p text:style-name="P5"><text:tab/><text:tab/>case 2: </text:p>
      <text:p text:style-name="P5"><text:tab/><text:tab/><text:tab/>printf(“Hii<text:span text:style-name="T3">\n</text:span>”);</text:p>
      <text:p text:style-name="P5"><text:tab/><text:tab/><text:tab/>break;</text:p>
      <text:p text:style-name="P5"><text:tab/><text:tab/>default:</text:p>
      <text:p text:style-name="P5"><text:tab/><text:tab/><text:tab/>printf(“Default case<text:span text:style-name="T3">\n</text:span>”);</text:p>
      <text:p text:style-name="P5"><text:tab/>}</text:p>
      <text:p text:style-name="P5">}</text:p>
      <text:p text:style-name="P5"/>
      <text:p text:style-name="P6">Q6. <text:span text:style-name="T2">What will <text:s/>be the output and explain it.</text:span></text:p>
      <text:p text:style-name="P5"/>
      <text:p text:style-name="P5"><text:soft-page-break/>#include &lt;stdio.h&gt;</text:p>
      <text:p text:style-name="P5"/>
      <text:p text:style-name="P5">void main() {</text:p>
      <text:p text:style-name="P5"><text:s text:c="4"/>int a = 4;</text:p>
      <text:p text:style-name="P5"><text:s text:c="4"/>switch(a) {</text:p>
      <text:p text:style-name="P5"><text:s text:c="2"/><text:tab/><text:tab/>case 1:</text:p>
      <text:p text:style-name="P5"><text:s text:c="2"/><text:tab/><text:tab/><text:tab/>printf("Hello\n");</text:p>
      <text:p text:style-name="P5"><text:s text:c="2"/><text:tab/><text:tab/><text:tab/>break;</text:p>
      <text:p text:style-name="P5"><text:s text:c="2"/><text:tab/><text:tab/>case 4:</text:p>
      <text:p text:style-name="P5"><text:s text:c="2"/><text:tab/><text:tab/><text:tab/>printf("Hii\n");</text:p>
      <text:p text:style-name="P5"><text:s text:c="2"/><text:tab/><text:tab/><text:tab/>break;</text:p>
      <text:p text:style-name="P5"><text:s text:c="6"/>case 2+2:</text:p>
      <text:p text:style-name="P5"><text:s text:c="8"/>printf("Case 4\n");</text:p>
      <text:p text:style-name="P5"><text:s text:c="8"/>break;</text:p>
      <text:p text:style-name="P5"><text:s text:c="2"/><text:tab/><text:tab/>default:</text:p>
      <text:p text:style-name="P5"><text:s text:c="2"/><text:tab/><text:tab/><text:tab/>printf("Default case\n");</text:p>
      <text:p text:style-name="P5"><text:s text:c="2"/><text:tab/>}</text:p>
      <text:p text:style-name="P5">}</text:p>
      <text:p text:style-name="P2"><text:tab/><text:tab/> <text:s text:c="2"/></text:p>
      <text:p text:style-name="P7">Q7.<text:span text:style-name="T2">What will <text:s/>be the output and explain it.</text:span></text:p>
      <text:p text:style-name="P7"/>
      <text:p text:style-name="P7">#include &lt;stdio.h&gt;</text:p>
      <text:p text:style-name="P7"/>
      <text:p text:style-name="P7">void main() {</text:p>
      <text:p text:style-name="P7"><text:s text:c="4"/>float a = 4.5f;</text:p>
      <text:p text:style-name="P7"><text:s text:c="4"/>switch((int)a) {</text:p>
      <text:p text:style-name="P7"><text:s text:c="2"/><text:tab/><text:tab/>case 1:</text:p>
      <text:p text:style-name="P7"><text:s text:c="2"/><text:tab/><text:tab/><text:tab/>printf("Case 1\n");</text:p>
      <text:p text:style-name="P7"><text:s text:c="2"/><text:tab/><text:tab/><text:tab/>break;</text:p>
      <text:p text:style-name="P7"><text:s text:c="6"/>case 2:</text:p>
      <text:p text:style-name="P7"><text:s text:c="8"/>printf("Case 2\n");</text:p>
      <text:p text:style-name="P7"><text:s text:c="8"/>break;</text:p>
      <text:p text:style-name="P7"><text:s text:c="2"/><text:tab/><text:tab/>case 4:</text:p>
      <text:p text:style-name="P7"><text:s text:c="2"/><text:tab/><text:tab/><text:tab/>printf("Case 4\n");</text:p>
      <text:p text:style-name="P7"><text:s text:c="2"/><text:tab/><text:tab/><text:tab/>break;</text:p>
      <text:p text:style-name="P7"><text:s text:c="2"/><text:tab/><text:tab/>default:</text:p>
      <text:p text:style-name="P7"><text:s text:c="2"/><text:tab/><text:tab/><text:tab/>printf("Default case\n");</text:p>
      <text:p text:style-name="P7"><text:s text:c="8"/>break; <text:s/></text:p>
      <text:p text:style-name="P7"><text:s text:c="2"/><text:tab/>}</text:p>
      <text:p text:style-name="P7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4:02:03.240771617</meta:creation-date>
    <dc:date>2020-07-05T15:30:31.283768762</dc:date>
    <meta:editing-duration>PT5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232" meta:character-count="1652" meta:non-whitespace-character-count="1266"/>
  </office:meta>
</office:document-meta>
</file>